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paragraph-properties fo:text-align="center" style:justify-single-word="false"/>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T1" style:family="text">
      <style:text-properties fo:font-size="16pt" style:font-size-asian="16pt" style:font-size-complex="16pt"/>
    </style:style>
    <style:style style:name="T2" style:family="text">
      <style:text-properties fo:font-size="15pt" style:font-size-asian="15pt" style:font-size-complex="15pt"/>
    </style:style>
    <style:style style:name="T3" style:family="text">
      <style:text-properties fo:font-size="21pt" style:font-size-asian="21pt" style:font-size-complex="21pt"/>
    </style:style>
    <style:style style:name="T4" style:family="text">
      <style:text-properties fo:font-size="14pt" style:font-size-asian="14pt" style:font-size-complex="14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3">Design and Implementation of an Automated Attendance System for School Event Management</text:span></text:span></text:p>
      <text:h text:style-name="Heading_20_2" text:outline-level="2"><text:span text:style-name="Strong_20_Emphasis"><text:span text:style-name="T3"/></text:span></text:h>
      <text:h text:style-name="Heading_20_2" text:outline-level="2"><text:span text:style-name="Strong_20_Emphasis"><text:span text:style-name="T4">I. Background of the Study</text:span></text:span></text:h>
      <text:p text:style-name="Text_20_body">In many educational institutions, event attendance tracking plays a crucial role in monitoring student participation and engagement. However, the traditional method of manually recording attendance on paper is still commonly used in various schools, including mine. This manual process is not only time-consuming but also prone to human errors such as duplicated entries, missed names, and difficulty in retrieving past attendance records. As schools continue to host multiple events, seminars, and activities, the need for a more efficient attendance system becomes increasingly evident. According to Olasupo et al. (2020), manual attendance systems are not only inefficient but can also lead to data inaccuracies that affect the reliability of attendance reports.</text:p>
      <text:p text:style-name="Text_20_body">The primary issue observed in our school's current attendance process is the inefficiency brought by manual logging. During events, students line up to write their names on attendance sheets, which often leads to long queues, wasted time, and even inaccurate records. This problem not only affects the flow of events but also places an unnecessary burden on event organizers and teachers who have to validate and encode data afterward. Moreover, there is no proper tracking system for individual student attendance behavior—making it difficult to issue appropriate sanctions or monitor consistent absences or tardiness. Research by Patel and Shah (2019) emphasized that traditional attendance systems significantly reduce productivity and can negatively impact the management of academic and extracurricular activities.</text:p>
      <text:p text:style-name="Text_20_body">To address these challenges, I am developing an automated attendance system that utilizes barcode scanning technology integrated with student IDs. This system allows for quick scanning upon entry, automatically recording attendance in a centralized database. In addition to automating attendance collection, the system includes an admin dashboard where school staff can view the list of all events, along with attendance summaries for each one. It also features detailed student records, showing which events a student has attended, missed, or arrived late to. This allows administrators to easily identify patterns and issue sanctions when necessary, promoting accountability and improving participation in school activities. Studies such as that of Sharma and Kumar (2021) show that the use of barcode or QR-based attendance systems can significantly improve record accuracy, save time, and increase institutional efficiency.</text:p>
      <text:p text:style-name="Text_20_body"/>
      <text:p text:style-name="Text_20_body"/>
      <text:h text:style-name="Heading_20_2" text:outline-level="2"><text:soft-page-break/><text:span text:style-name="Strong_20_Emphasis"><text:span text:style-name="T4">II. Statement of the Problem</text:span></text:span></text:h>
      <text:p text:style-name="Text_20_body">This research focuses on addressing the inefficiencies in the current manual attendance system used during school events. The study aims to investigate the following specific problems:</text:p>
      <text:list text:style-name="L2">
        <text:list-item>
          <text:p text:style-name="P3"><text:s/><text:span text:style-name="Strong_20_Emphasis">Slow attendance process</text:span> during events caused by manual writing of names on attendance sheets.</text:p>
        </text:list-item>
      </text:list>
      <text:list text:style-name="L3">
        <text:list-item>
          <text:p text:style-name="P4"><text:s/><text:span text:style-name="Strong_20_Emphasis">Long queues and delays</text:span> which affect the flow and start of programs.</text:p>
        </text:list-item>
      </text:list>
      <text:list text:style-name="L4">
        <text:list-item>
          <text:p text:style-name="P5"><text:s/><text:span text:style-name="Strong_20_Emphasis">Inaccurate attendance records</text:span> due to human errors such as illegible handwriting, duplicates, or missed names.</text:p>
        </text:list-item>
      </text:list>
      <text:list text:style-name="L5">
        <text:list-item>
          <text:p text:style-name="P6"><text:span text:style-name="Strong_20_Emphasis">Difficulty in retrieving and organizing past attendance data</text:span> for reports or evaluations.</text:p>
        </text:list-item>
      </text:list>
      <text:list text:style-name="L6">
        <text:list-item>
          <text:p text:style-name="P7"><text:span text:style-name="Strong_20_Emphasis">Lack of a centralized system</text:span> to track student attendance across multiple events.</text:p>
        </text:list-item>
      </text:list>
      <text:list text:style-name="L7">
        <text:list-item>
          <text:p text:style-name="P8"><text:span text:style-name="Strong_20_Emphasis">No proper monitoring of individual student behavior</text:span> in terms of attendance (e.g., absences, tardiness, missed events).</text:p>
        </text:list-item>
      </text:list>
      <text:list text:style-name="L8">
        <text:list-item>
          <text:p text:style-name="P9"><text:span text:style-name="Strong_20_Emphasis">Inability of school staff or admin</text:span> to issue sanctions or analyze attendance trends due to lack of organized data.</text:p>
        </text:list-item>
      </text:list>
      <text:p text:style-name="Text_20_body"/>
      <text:h text:style-name="Heading_20_2" text:outline-level="2"><text:span text:style-name="Strong_20_Emphasis"><text:span text:style-name="T4">III. Objectives of the Study</text:span></text:span></text:h>
      <text:p text:style-name="Text_20_body">The main goal of this study is to develop an automated attendance system for school events using barcode scanning. Specifically, it aims to:</text:p>
      <text:list text:style-name="L9">
        <text:list-item>
          <text:p text:style-name="P10"><text:span text:style-name="Strong_20_Emphasis">Design a system</text:span> that allows students to scan their ID barcodes to mark attendance during events.</text:p>
        </text:list-item>
        <text:list-item>
          <text:p text:style-name="P10"><text:span text:style-name="Strong_20_Emphasis">Replace the manual attendance process</text:span> with a digital solution to save time and reduce errors.</text:p>
        </text:list-item>
        <text:list-item>
          <text:p text:style-name="P10"><text:span text:style-name="Strong_20_Emphasis">Store attendance data</text:span> in a centralized database for easy access and management.</text:p>
        </text:list-item>
        <text:list-item>
          <text:p text:style-name="P10"><text:span text:style-name="Strong_20_Emphasis">Provide an admin dashboard</text:span> to monitor all events and view attendance records.</text:p>
        </text:list-item>
        <text:list-item>
          <text:p text:style-name="P10"><text:span text:style-name="Strong_20_Emphasis">Track individual student attendance</text:span> including events attended, missed, and instances of lateness.</text:p>
        </text:list-item>
        <text:list-item>
          <text:p text:style-name="P10"><text:span text:style-name="Strong_20_Emphasis">Support the issuing of sanctions</text:span> based on attendance behavior.</text:p>
        </text:list-item>
        <text:list-item>
          <text:p text:style-name="P10"><text:span text:style-name="Strong_20_Emphasis">Improve the overall efficiency</text:span> of attendance-taking during school events.</text:p>
        </text:list-item>
      </text:list>
      <text:p text:style-name="Text_20_body"/>
      <text:h text:style-name="Heading_20_2" text:outline-level="2"><text:soft-page-break/><text:span text:style-name="Strong_20_Emphasis">IV. Scope and Limitation</text:span></text:h>
      <text:h text:style-name="Heading_20_3" text:outline-level="3"><text:s/><text:span text:style-name="Strong_20_Emphasis">Scope:</text:span></text:h>
      <text:list text:style-name="L10">
        <text:list-item>
          <text:p text:style-name="P11"><text:s/>The system is designed to automate attendance-taking for school events using barcode scanning technology.</text:p>
        </text:list-item>
        <text:list-item>
          <text:p text:style-name="P11">Each student will use their school ID with a unique barcode to log their attendance upon entry to an event.</text:p>
        </text:list-item>
        <text:list-item>
          <text:p text:style-name="P11"><text:s/>The system stores attendance records in a centralized database that can be accessed by authorized personnel.</text:p>
        </text:list-item>
        <text:list-item>
          <text:p text:style-name="P11"><text:s/>An admin dashboard will be available to view event lists, attendance data, and student participation records.</text:p>
        </text:list-item>
        <text:list-item>
          <text:p text:style-name="P11"><text:s/>The system can track if a student is <text:span text:style-name="Strong_20_Emphasis">present</text:span>, <text:span text:style-name="Strong_20_Emphasis">late</text:span>, or <text:span text:style-name="Strong_20_Emphasis">absent</text:span> for a specific event.</text:p>
        </text:list-item>
        <text:list-item>
          <text:p text:style-name="P11"><text:s/>Admins can use the data to identify attendance patterns and issue sanctions if necessary.</text:p>
        </text:list-item>
      </text:list>
      <text:h text:style-name="Heading_20_3" text:outline-level="3"><text:span text:style-name="Strong_20_Emphasis">Limitations:</text:span></text:h>
      <text:list text:style-name="L11">
        <text:list-item>
          <text:p text:style-name="P12"><text:s/>The system is limited to events conducted within the school premises and cannot be used for regular class attendance.</text:p>
        </text:list-item>
        <text:list-item>
          <text:p text:style-name="P12"><text:s/>It requires that students bring their school IDs for scanning; no backup attendance method is built into the system.</text:p>
        </text:list-item>
        <text:list-item>
          <text:p text:style-name="P12"><text:s/>The system does not support advanced features like facial recognition or SMS notifications.</text:p>
        </text:list-item>
        <text:list-item>
          <text:p text:style-name="P12"><text:s/>Real-time notifications or alerts for late or absent students are not included in this version.</text:p>
        </text:list-item>
        <text:list-item>
          <text:p text:style-name="P12"><text:s/>It depends on the availability of a barcode scanner and stable hardware setup during events.</text:p>
        </text:list-item>
      </text:list>
      <text:p text:style-name="Standard"/>
      <text:p text:style-name="Standard"/>
      <text:p text:style-name="Standard"/>
      <text:h text:style-name="Heading_20_2" text:outline-level="2"><text:span text:style-name="Strong_20_Emphasis"><text:span text:style-name="T4">V. Significance of the Study</text:span></text:span></text:h>
      <text:p text:style-name="Text_20_body">This study aims to address the common problems in school event attendance by proposing a barcode-based automated attendance system. The system provides a practical solution to the delays, errors, and inefficiencies of manual attendance logging.</text:p>
      <text:list text:style-name="L12">
        <text:list-item>
          <text:p text:style-name="P13"><text:span text:style-name="Strong_20_Emphasis">For Students</text:span>: The system makes the attendance process faster and more convenient. Students only need to scan their ID barcodes, reducing the time spent in lines and avoiding the hassle of manual sign-ins.</text:p>
        </text:list-item>
        <text:list-item>
          <text:p text:style-name="P13"><text:span text:style-name="Strong_20_Emphasis">For School Administrators</text:span>: Admins will have access to organized and reliable attendance records. They can easily track student participation, identify those with frequent absences or tardiness, and apply proper sanctions when necessary.</text:p>
        </text:list-item>
        <text:list-item>
          <text:p text:style-name="P13"><text:soft-page-break/><text:s/><text:span text:style-name="Strong_20_Emphasis">For Event Organizers</text:span>: The system allows smoother event flow, since attendance can be monitored quickly and accurately without interrupting the program.</text:p>
        </text:list-item>
        <text:list-item>
          <text:p text:style-name="P13"><text:s/><text:span text:style-name="Strong_20_Emphasis">For the School Institution</text:span>: Implementing an automated system improves operational efficiency and promotes the use of technology in school management. It also encourages accountability and discipline among students regarding attendance.</text:p>
        </text:list-item>
      </text:list>
      <text:p text:style-name="Text_20_body">By submitting this idea, the study hopes to contribute a realistic and useful system that can improve how school events are managed and monitored. It shows how a simple use of technology like barcode scanning can make a meaningful impact on the school’s daily operation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pan text:style-name="Strong_20_Emphasis">References:</text:span></text:h>
      <text:list text:style-name="L1">
        <text:list-item>
          <text:p text:style-name="P1">Olasupo, T. O., Yusuf, K. A., &amp; Ajayi, O. E. (2020). <text:span text:style-name="Emphasis">Comparative Study of Manual and Automated Attendance Systems in Academic Environments</text:span>. International Journal of Computer Science and Information Technology Research, 8(1), 1-7.</text:p>
        </text:list-item>
        <text:list-item>
          <text:p text:style-name="P1">Patel, N., &amp; Shah, R. (2019). <text:span text:style-name="Emphasis">Efficiency of Biometric and Barcode-Based Attendance Systems in Academic Institutions</text:span>. International Journal of Advanced Research in Computer and Communication Engineering, 8(3), 56–60.</text:p>
        </text:list-item>
        <text:list-item>
          <text:p text:style-name="P1">Sharma, R., &amp; Kumar, S. (2021). <text:span text:style-name="Emphasis">Development of an Automated Attendance System Using QR Code and Barcode Technology</text:span>. Journal of Emerging Technologies and Innovative Research, 8(10), 310–315.</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PH"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PH"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0T17:51:59.780685769</meta:creation-date>
    <dc:date>2025-04-21T08:35:18.590784633</dc:date>
    <meta:editing-duration>PT12H44M24S</meta:editing-duration>
    <meta:editing-cycles>1</meta:editing-cycles>
    <meta:document-statistic meta:table-count="0" meta:image-count="0" meta:object-count="0" meta:page-count="4" meta:paragraph-count="48" meta:word-count="1129" meta:character-count="7464" meta:non-whitespace-character-count="6402"/>
    <meta:generator>LibreOffice/24.2.7.2$Linux_X86_64 LibreOffice_project/420$Build-2</meta:generator>
  </office:meta>
</office:document-meta>
</file>